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FieldDefinition.StringFieldDefinition( String name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FieldDefinition.createLFiel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